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 style:list-style-name="L1">
      <style:text-properties style:font-name="Georgia"/>
    </style:style>
    <style:style style:name="P3" style:family="paragraph" style:parent-style-name="Standard" style:list-style-name="L2">
      <style:text-properties style:font-name="Georgia"/>
    </style:style>
    <style:style style:name="P4" style:family="paragraph" style:parent-style-name="Standard" style:list-style-name="L3">
      <style:text-properties style:font-name="Georgi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:</text:p>
      <text:list xml:id="list41713706" text:style-name="L1">
        <text:list-item>
          <text:p text:style-name="P2">Perry</text:p>
        </text:list-item>
        <text:list-item>
          <text:p text:style-name="P2">Marie</text:p>
        </text:list-item>
        <text:list-item>
          <text:p text:style-name="P2">Newton</text:p>
        </text:list-item>
        <text:list-item>
          <text:p text:style-name="P2">Mr Ringstead</text:p>
        </text:list-item>
      </text:list>
      <text:p text:style-name="P1"/>
      <text:p text:style-name="P1">Employment history</text:p>
      <text:list xml:id="list41734318" text:style-name="L2">
        <text:list-item>
          <text:p text:style-name="P3">Tutoring</text:p>
          <text:list>
            <text:list-item>
              <text:p text:style-name="P3">scheduling my own appointments</text:p>
            </text:list-item>
          </text:list>
        </text:list-item>
      </text:list>
      <text:p text:style-name="P1"/>
      <text:p text:style-name="P1">Skills</text:p>
      <text:list xml:id="list41723107" text:style-name="L3">
        <text:list-item>
          <text:p text:style-name="P4">Jew powers</text:p>
          <text:list>
            <text:list-item>
              <text:p text:style-name="P4">enjoy optimizing</text:p>
            </text:list-item>
            <text:list-item>
              <text:p text:style-name="P4">money</text:p>
            </text:list-item>
            <text:list-item>
              <text:p text:style-name="P4">time</text:p>
            </text:list-item>
          </text:list>
        </text:list-item>
        <text:list-item>
          <text:p text:style-name="P4">acting history</text:p>
        </text:list-item>
        <text:list-item>
          <text:p text:style-name="P4">Photoshop</text:p>
        </text:list-item>
        <text:list-item>
          <text:p text:style-name="P4">Put my own computer together</text:p>
        </text:list-item>
        <text:list-item>
          <text:p text:style-name="P4">Xchat scripts to make life easier</text:p>
          <text:list>
            <text:list-item>
              <text:p text:style-name="P4">command parser</text:p>
            </text:list-item>
          </text:list>
        </text:list-item>
        <text:list-item>
          <text:p text:style-name="P4">organize several Dnd groups</text:p>
          <text:list>
            <text:list-item>
              <text:p text:style-name="P4">differing schedules</text:p>
            </text:list-item>
            <text:list-item>
              <text:p text:style-name="P4">be ready every week with something</text:p>
            </text:list-item>
            <text:list-item>
              <text:p text:style-name="P4">keeping track of paper work</text:p>
              <text:list>
                <text:list-item>
                  <text:p text:style-name="P4">physical/digital</text:p>
                </text:list-item>
              </text:list>
            </text:list-item>
          </text:list>
        </text:list-item>
        <text:list-item>
          <text:p text:style-name="P4">Live independently</text:p>
        </text:list-item>
        <text:list-item>
          <text:p text:style-name="P4">travel arrangements</text:p>
        </text:list-item>
      </text:list>
      <text:p text:style-name="P1"/>
      <text:p text:style-name="P1">Credentials</text:p>
      <text:list xml:id="list42193175" text:continue-numbering="true" text:style-name="L3">
        <text:list-item>
          <text:p text:style-name="P4">Major (comp sci)</text:p>
        </text:list-item>
        <text:list-item>
          <text:p text:style-name="P4">High school diploma 200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Furman</meta:initial-creator>
    <meta:creation-date>2012-01-26T18:00:15.69</meta:creation-date>
    <dc:date>2012-01-26T22:07:28.59</dc:date>
    <dc:creator>Vladimir Furman</dc:creator>
    <meta:editing-duration>PT21M49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8" meta:word-count="90" meta:character-count="469"/>
  </office:meta>
</office:document-meta>
</file>